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d1299" officeooo:paragraph-rsid="001d1299" style:font-size-asian="12pt" style:font-size-complex="12pt"/>
    </style:style>
    <style:style style:name="P2" style:family="paragraph" style:parent-style-name="Standard">
      <style:text-properties fo:font-size="12pt" officeooo:rsid="001ebc85" officeooo:paragraph-rsid="001ebc85" style:font-size-asian="12pt" style:font-size-complex="12pt"/>
    </style:style>
    <style:style style:name="P3" style:family="paragraph" style:parent-style-name="Standard">
      <style:text-properties fo:font-size="12pt" officeooo:rsid="001f7f4c" officeooo:paragraph-rsid="001f7f4c" style:font-size-asian="12pt" style:font-size-complex="12pt"/>
    </style:style>
    <style:style style:name="P4" style:family="paragraph" style:parent-style-name="Standard">
      <style:text-properties fo:font-size="12pt" officeooo:rsid="0020fee5" officeooo:paragraph-rsid="0020fee5" style:font-size-asian="12pt" style:font-size-complex="12pt"/>
    </style:style>
    <style:style style:name="P5" style:family="paragraph" style:parent-style-name="Standard">
      <style:text-properties fo:font-size="12pt" fo:font-weight="bold" officeooo:rsid="0020fee5" officeooo:paragraph-rsid="0020fee5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3d3d1" officeooo:paragraph-rsid="0023d3d1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3d3d1" officeooo:paragraph-rsid="0028966c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3d3d1" officeooo:paragraph-rsid="002bf220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2adc14" officeooo:paragraph-rsid="002adc14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1pt" officeooo:rsid="0020fee5" officeooo:paragraph-rsid="0020fee5" style:font-size-asian="11pt" style:font-size-complex="11pt"/>
    </style:style>
    <style:style style:name="P11" style:family="paragraph" style:parent-style-name="Standard">
      <style:text-properties fo:font-size="11pt" fo:font-weight="bold" officeooo:rsid="0020fee5" officeooo:paragraph-rsid="002d7ebf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20fee5" officeooo:paragraph-rsid="002fdcdc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officeooo:rsid="002bf220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3cff" style:font-weight-asian="normal" style:font-weight-complex="normal"/>
    </style:style>
    <style:style style:name="T5" style:family="text">
      <style:text-properties fo:font-weight="normal" officeooo:rsid="00269e4e" style:font-weight-asian="normal" style:font-weight-complex="normal"/>
    </style:style>
    <style:style style:name="T6" style:family="text">
      <style:text-properties fo:font-weight="normal" officeooo:rsid="0026c50b" style:font-weight-asian="normal" style:font-weight-complex="normal"/>
    </style:style>
    <style:style style:name="T7" style:family="text">
      <style:text-properties fo:font-weight="normal" officeooo:rsid="0026ce32" style:font-weight-asian="normal" style:font-weight-complex="normal"/>
    </style:style>
    <style:style style:name="T8" style:family="text">
      <style:text-properties fo:font-weight="normal" officeooo:rsid="002a09b5" style:font-weight-asian="normal" style:font-weight-complex="normal"/>
    </style:style>
    <style:style style:name="T9" style:family="text">
      <style:text-properties fo:font-weight="normal" officeooo:rsid="00319849" style:font-weight-asian="normal" style:font-weight-complex="normal"/>
    </style:style>
    <style:style style:name="T10" style:family="text">
      <style:text-properties officeooo:rsid="0026ce32"/>
    </style:style>
    <style:style style:name="T11" style:family="text">
      <style:text-properties officeooo:rsid="0028966c"/>
    </style:style>
    <style:style style:name="T12" style:family="text">
      <style:text-properties officeooo:rsid="002bf220"/>
    </style:style>
    <style:style style:name="T13" style:family="text">
      <style:text-properties fo:color="#c9211e" loext:opacity="100%" officeooo:rsid="0026ce32"/>
    </style:style>
    <style:style style:name="T14" style:family="text">
      <style:text-properties fo:color="#c9211e" loext:opacity="100%" fo:font-size="12pt" officeooo:rsid="0026ce32" style:font-size-asian="12pt" style:font-size-complex="12pt"/>
    </style:style>
    <style:style style:name="T15" style:family="text">
      <style:text-properties fo:color="#c9211e" loext:opacity="100%" fo:font-size="12pt" officeooo:rsid="002d7ebf" style:font-size-asian="12pt" style:font-size-complex="12pt"/>
    </style:style>
    <style:style style:name="T16" style:family="text">
      <style:text-properties fo:color="#c9211e" loext:opacity="100%" officeooo:rsid="002d7ebf"/>
    </style:style>
    <style:style style:name="T17" style:family="text">
      <style:text-properties fo:color="#c9211e" loext:opacity="100%" fo:font-size="11pt" officeooo:rsid="0026ce32" style:font-size-asian="11pt" style:font-size-complex="11pt"/>
    </style:style>
    <style:style style:name="T18" style:family="text">
      <style:text-properties officeooo:rsid="002d7ebf"/>
    </style:style>
    <style:style style:name="T19" style:family="text">
      <style:text-properties fo:font-size="11pt" officeooo:rsid="002bf220" style:font-size-asian="11pt" style:font-size-complex="11pt"/>
    </style:style>
    <style:style style:name="T20" style:family="text">
      <style:text-properties officeooo:rsid="003198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NoSQL<text:tab/><text:tab/><text:tab/><text:tab/><text:tab/><text:tab/><text:tab/><text:tab/><text:tab/>08/03/2023</text:p>
      <text:p text:style-name="P1"/>
      <text:p text:style-name="P2"><text:span text:style-name="T1">Cluster →</text:span> se refere a capacidade de um conjunto de servidores ou instancias se conectarem a um banco de dados.</text:p>
      <text:p text:style-name="P3">O Cluster existe justamente para ajudar na quando algum servidor falha ele aloca em outro servidor, sem causar danos em uma aplicação.</text:p>
      <text:p text:style-name="P3"/>
      <text:p text:style-name="P5">Classes NoSQL:</text:p>
      <text:p text:style-name="P10">Chave / Valor (Key / Value)</text:p>
      <text:p text:style-name="P10">Família de Colunas (Column Family)</text:p>
      <text:p text:style-name="P10">Documentos (Document)</text:p>
      <text:p text:style-name="P10">Grafos (Graph)</text:p>
      <text:p text:style-name="P4"/>
      <text:p text:style-name="P8">Chave/Valor:<text:tab/><text:tab/><text:span text:style-name="T19">banco de dados que utiliza essa classe é o </text:span><text:span text:style-name="T17">Redis</text:span><text:line-break/><text:span text:style-name="T11">O</text:span><text:span text:style-name="T4">s dados são armazenados em um esquema de registros composto por uma chave(id) e um valor(todo conteúdo da chave).</text:span></text:p>
      <text:p text:style-name="P6"><text:span text:style-name="T4">- </text:span><text:span text:style-name="T5">você consegue recuperar um registro através da chave.</text:span></text:p>
      <text:p text:style-name="P6"><text:span text:style-name="T5">- </text:span><text:span text:style-name="T6">utiliza sua memoria RAM, </text:span><text:span text:style-name="T7">deixando <text:s/>a consulta mais rapida</text:span></text:p>
      <text:p text:style-name="P6"><text:span text:style-name="T7"/></text:p>
      <text:p text:style-name="P11"><text:span text:style-name="T10">Família de Colunas (Column Family): <text:s text:c="2"/></text:span><text:span text:style-name="T12">banco de dados que utiliza essa classe é o </text:span><text:span text:style-name="T16">Cassandra</text:span></text:p>
      <text:p text:style-name="P7"><text:span text:style-name="T8">Armazena os dados como um conjunto de chaves: linha, coluna, timestamp.</text:span></text:p>
      <text:p text:style-name="P9"><text:span text:style-name="T8">C</text:span><text:span text:style-name="T3">onceito Masterless: não existe um único servidor no cluster que concentra a escrita. São atendida pelo servidor mais próximo.</text:span></text:p>
      <text:p text:style-name="P9"><text:span text:style-name="T3"/></text:p>
      <text:p text:style-name="P12">Documentos (Document)<text:span text:style-name="T3"><text:tab/><text:tab/><text:tab/></text:span><text:span text:style-name="T20">banco de dados é o CounchDB / MongoD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5:38:24.390956878</meta:creation-date>
    <dc:date>2023-03-08T16:23:45.004264067</dc:date>
    <meta:editing-duration>PT45M10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66" meta:character-count="1028" meta:non-whitespace-character-count="863"/>
  </office:meta>
</office:document-meta>
</file>